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Exercício</text:p>
      <text:p text:style-name="Standard"/>
      <text:p text:style-name="P2">Pesquise uma interface digital que você goste.</text:p>
      <text:p text:style-name="Standard">R: A interface da IDE Visual Studio 2022</text:p>
      <text:p text:style-name="Standard"/>
      <text:p text:style-name="P3">Diga quais são os pontos mais interessantes.</text:p>
      <text:p text:style-name="Standard">R: A versatilidade que esta ferramenta possui. Podemos desenvolver aplicações para as<text:s/>mais diversas plataformas utilizando uma<text:s/>interface rica que é bastante intuitiva, além de possuir variados temas, que são muito agradáveis para quem precisar ficar muito tempo utilizando esta ferramenta.</text:p>
      <text:p text:style-name="Standard"/>
      <text:p text:style-name="P4">Diga quais as possibilidades de interação que você tem com essa interface.</text:p>
      <text:p text:style-name="Standard">R: Dentre as centenas de interações, podemos facilmente editar códigos, através do teclado do computador, desenhar interfaces gráficas para nossos<text:s/>softwares com auxílio do mouse, executar nossos softwares a<text:s/>fim de debugá-los, interagindo com botões.</text:p>
      <text:p text:style-name="Standard"/>
      <text:p text:style-name="P5">O que a destaca das demais?</text:p>
      <text:p text:style-name="Standard">R: A facilidade de uso, apesar de ser praticamente um “painel de avião”,<text:s/>isto é,<text:s/>complexa, a utilização da interface é muito intuitiva e prática. O que acaba<text:s/>sendo insuficiente<text:s/>em algumas ferramentas concorrente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WILLIAM BRUNO DA SILVA</dc:creator>
    <meta:creation-date>2024-02-20T19:27:00Z</meta:creation-date>
    <dc:date>2024-02-21T15:09:00Z</dc:date>
    <meta:template xlink:href="Normal" xlink:type="simple"/>
    <meta:editing-cycles>3</meta:editing-cycles>
    <meta:editing-duration>PT540S</meta:editing-duration>
    <meta:document-statistic meta:page-count="1" meta:paragraph-count="2" meta:word-count="157" meta:character-count="1003" meta:row-count="7" meta:non-whitespace-character-count="848"/>
  </office:meta>
</office:document-meta>
</file>